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25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22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RG">
      <style:table-properties table:display="true" style:writing-mode="lr-tb"/>
    </style:style>
    <style:style style:name="ce1" style:family="table-cell" style:parent-style-name="Default">
      <style:table-cell-properties fo:border-bottom="0.74pt dotted #000000" style:cell-protect="protected" style:print-content="true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Comma">
      <style:table-cell-properties fo:border-bottom="0.74pt dotted #000000" style:cell-protect="protected" style:print-content="true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 table:style-name="ce1" office:value-type="string" calcext:value-type="string">
            <text:p>Cataract Surgery (Sics)</text:p>
          </table:table-cell>
          <table:table-cell table:style-name="ce3" office:value-type="float" office:value="273000" calcext:value-type="float">
            <text:p>2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oreign Body Removal ( Ear Or Nose)</text:p>
          </table:table-cell>
          <table:table-cell table:style-name="ce4" office:value-type="float" office:value="141000" calcext:value-type="float">
            <text:p>14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breoptic Laryngoscopy</text:p>
          </table:table-cell>
          <table:table-cell table:style-name="ce4" office:value-type="float" office:value="868000" calcext:value-type="float">
            <text:p>8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breoptic Pharyngoscopy And Foreign Body Removal</text:p>
          </table:table-cell>
          <table:table-cell table:style-name="ce4" office:value-type="float" office:value="277000" calcext:value-type="float">
            <text:p>27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asal Cautery </text:p>
          </table:table-cell>
          <table:table-cell table:style-name="ce4" office:value-type="float" office:value="121000" calcext:value-type="float">
            <text:p>12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agnostic Nasoendoscopy And Biopsy</text:p>
          </table:table-cell>
          <table:table-cell table:style-name="ce4" office:value-type="float" office:value="202000" calcext:value-type="float">
            <text:p>202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oreign Body Removal (Ears And Nose)</text:p>
          </table:table-cell>
          <table:table-cell table:style-name="ce4" office:value-type="float" office:value="141250" calcext:value-type="float">
            <text:p>141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ural Toileting</text:p>
          </table:table-cell>
          <table:table-cell table:style-name="ce4" office:value-type="float" office:value="135250" calcext:value-type="float">
            <text:p>135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ural Polypectomy</text:p>
          </table:table-cell>
          <table:table-cell table:style-name="ce4" office:value-type="float" office:value="258250" calcext:value-type="float">
            <text:p>258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agnostic Nasoendoscopy And Biopsy Or Cautery</text:p>
          </table:table-cell>
          <table:table-cell table:style-name="ce4" office:value-type="float" office:value="304250" calcext:value-type="float">
            <text:p>30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dwigs Angina, I&amp;D</text:p>
          </table:table-cell>
          <table:table-cell table:style-name="ce4" office:value-type="float" office:value="394000" calcext:value-type="float">
            <text:p>39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vulectomy</text:p>
          </table:table-cell>
          <table:table-cell table:style-name="ce4" office:value-type="float" office:value="394250" calcext:value-type="float">
            <text:p>39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renulectomy</text:p>
          </table:table-cell>
          <table:table-cell table:style-name="ce4" office:value-type="float" office:value="171250" calcext:value-type="float">
            <text:p>171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eptal Haematoma I &amp; D</text:p>
          </table:table-cell>
          <table:table-cell table:style-name="ce4" office:value-type="float" office:value="339250" calcext:value-type="float">
            <text:p>339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eritonsillar Abscess I &amp; D</text:p>
          </table:table-cell>
          <table:table-cell table:style-name="ce4" office:value-type="float" office:value="304250" calcext:value-type="float">
            <text:p>30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tral Washout</text:p>
          </table:table-cell>
          <table:table-cell table:style-name="ce4" office:value-type="float" office:value="339250" calcext:value-type="float">
            <text:p>339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denoidectomy</text:p>
          </table:table-cell>
          <table:table-cell table:style-name="ce4" office:value-type="float" office:value="424000" calcext:value-type="float">
            <text:p>42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denoidectomy With Tonsillectomy</text:p>
          </table:table-cell>
          <table:table-cell table:style-name="ce4" office:value-type="float" office:value="481500" calcext:value-type="float">
            <text:p>481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nsillectomy</text:p>
          </table:table-cell>
          <table:table-cell table:style-name="ce4" office:value-type="float" office:value="465500" calcext:value-type="float">
            <text:p>46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tranasal Antrostomy</text:p>
          </table:table-cell>
          <table:table-cell table:style-name="ce4" office:value-type="float" office:value="465500" calcext:value-type="float">
            <text:p>46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tranasal Polypectomy</text:p>
          </table:table-cell>
          <table:table-cell table:style-name="ce4" office:value-type="float" office:value="465500" calcext:value-type="float">
            <text:p>46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rect Laryngoscopy</text:p>
          </table:table-cell>
          <table:table-cell table:style-name="ce4" office:value-type="float" office:value="390500" calcext:value-type="float">
            <text:p>39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esophagoscopy (Rigid)</text:p>
          </table:table-cell>
          <table:table-cell table:style-name="ce4" office:value-type="float" office:value="352500" calcext:value-type="float">
            <text:p>352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yringoplasty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yringotomy And Grommet Insertion</text:p>
          </table:table-cell>
          <table:table-cell table:style-name="ce4" office:value-type="float" office:value="599000" calcext:value-type="float">
            <text:p>59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ck Node Biopsy</text:p>
          </table:table-cell>
          <table:table-cell table:style-name="ce4" office:value-type="float" office:value="451500" calcext:value-type="float">
            <text:p>451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eatoplasty</text:p>
          </table:table-cell>
          <table:table-cell table:style-name="ce4" office:value-type="float" office:value="726500" calcext:value-type="float">
            <text:p>726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anula Excision</text:p>
          </table:table-cell>
          <table:table-cell table:style-name="ce4" office:value-type="float" office:value="455500" calcext:value-type="float">
            <text:p>45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istrunks Op</text:p>
          </table:table-cell>
          <table:table-cell table:style-name="ce4" office:value-type="float" office:value="455500" calcext:value-type="float">
            <text:p>45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bmandibular Gland Excision</text:p>
          </table:table-cell>
          <table:table-cell table:style-name="ce4" office:value-type="float" office:value="455500" calcext:value-type="float">
            <text:p>45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acheostomy</text:p>
          </table:table-cell>
          <table:table-cell table:style-name="ce4" office:value-type="float" office:value="435500" calcext:value-type="float">
            <text:p>43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eptoplasty And SMR</text:p>
          </table:table-cell>
          <table:table-cell table:style-name="ce4" office:value-type="float" office:value="573000" calcext:value-type="float">
            <text:p>5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hoanal Atresia Repair</text:p>
          </table:table-cell>
          <table:table-cell table:style-name="ce4" office:value-type="float" office:value="573000" calcext:value-type="float">
            <text:p>5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amination Under Anaesthesia And Biopsy</text:p>
          </table:table-cell>
          <table:table-cell table:style-name="ce4" office:value-type="float" office:value="402500" calcext:value-type="float">
            <text:p>402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anchial Cyst Removal</text:p>
          </table:table-cell>
          <table:table-cell table:style-name="ce4" office:value-type="float" office:value="421000" calcext:value-type="float">
            <text:p>42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re Auricular Sinusexcision</text:p>
          </table:table-cell>
          <table:table-cell table:style-name="ce4" office:value-type="float" office:value="435500" calcext:value-type="float">
            <text:p>43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asal Bone Fractures</text:p>
          </table:table-cell>
          <table:table-cell table:style-name="ce4" office:value-type="float" office:value="481500" calcext:value-type="float">
            <text:p>481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an Endoscopy</text:p>
          </table:table-cell>
          <table:table-cell table:style-name="ce4" office:value-type="float" office:value="968000" calcext:value-type="float">
            <text:p>9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astoidectomy</text:p>
          </table:table-cell>
          <table:table-cell table:style-name="ce4" office:value-type="float" office:value="726500" calcext:value-type="float">
            <text:p>726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ndoscopic Polypectomy</text:p>
          </table:table-cell>
          <table:table-cell table:style-name="ce4" office:value-type="float" office:value="998000" calcext:value-type="float">
            <text:p>9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unctional Endoscopic Sinus Surgery (Fess)</text:p>
          </table:table-cell>
          <table:table-cell table:style-name="ce4" office:value-type="float" office:value="1008000" calcext:value-type="float">
            <text:p>1,0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ck Exploration</text:p>
          </table:table-cell>
          <table:table-cell table:style-name="ce4" office:value-type="float" office:value="1024000" calcext:value-type="float">
            <text:p>1,02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gation Of External Carotid Artery And Branches</text:p>
          </table:table-cell>
          <table:table-cell table:style-name="ce4" office:value-type="float" office:value="1014000" calcext:value-type="float">
            <text:p>1,01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Drainage (Outpatient)</text:p>
          </table:table-cell>
          <table:table-cell table:style-name="ce4" office:value-type="float" office:value="123000" calcext:value-type="float">
            <text:p>1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Curettage (Outpatient)</text:p>
          </table:table-cell>
          <table:table-cell table:style-name="ce4" office:value-type="float" office:value="123000" calcext:value-type="float">
            <text:p>1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terygium Excision And MMC Dab</text:p>
          </table:table-cell>
          <table:table-cell table:style-name="ce4" office:value-type="float" office:value="188000" calcext:value-type="float">
            <text:p>1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yringing And Probing</text:p>
          </table:table-cell>
          <table:table-cell table:style-name="ce4" office:value-type="float" office:value="80000" calcext:value-type="float">
            <text:p>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d Repair / Tarsal Plate Rotation</text:p>
          </table:table-cell>
          <table:table-cell table:style-name="ce4" office:value-type="float" office:value="123000" calcext:value-type="float">
            <text:p>1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terygium Excision And Auto/Sliding Graft</text:p>
          </table:table-cell>
          <table:table-cell table:style-name="ce4" office:value-type="float" office:value="188000" calcext:value-type="float">
            <text:p>1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neal Repair</text:p>
          </table:table-cell>
          <table:table-cell table:style-name="ce4" office:value-type="float" office:value="163000" calcext:value-type="float">
            <text:p>1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aracentesis</text:p>
          </table:table-cell>
          <table:table-cell table:style-name="ce4" office:value-type="float" office:value="138000" calcext:value-type="float">
            <text:p>1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quint Surgery</text:p>
          </table:table-cell>
          <table:table-cell table:style-name="ce4" office:value-type="float" office:value="113000" calcext:value-type="float">
            <text:p>11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Glaucoma Surgery</text:p>
          </table:table-cell>
          <table:table-cell table:style-name="ce4" office:value-type="float" office:value="383000" calcext:value-type="float">
            <text:p>3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mbined Cataract And Glaucoma Surgery</text:p>
          </table:table-cell>
          <table:table-cell table:style-name="ce4" office:value-type="float" office:value="253000" calcext:value-type="float">
            <text:p>25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position Of Iris</text:p>
          </table:table-cell>
          <table:table-cell table:style-name="ce4" office:value-type="float" office:value="138000" calcext:value-type="float">
            <text:p>1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igid Sigmoidoscopy</text:p>
          </table:table-cell>
          <table:table-cell table:style-name="ce4" office:value-type="float" office:value="153250" calcext:value-type="float">
            <text:p>153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roctoscopy + Injection / Banding, First</text:p>
          </table:table-cell>
          <table:table-cell table:style-name="ce4" office:value-type="float" office:value="228000" calcext:value-type="float">
            <text:p>2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roctoscopy + Injection / Banding, Repeat</text:p>
          </table:table-cell>
          <table:table-cell table:style-name="ce4" office:value-type="float" office:value="228000" calcext:value-type="float">
            <text:p>2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Drainage Of Perianal Abscess</text:p>
          </table:table-cell>
          <table:table-cell table:style-name="ce4" office:value-type="float" office:value="225000" calcext:value-type="float">
            <text:p>22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Drainage Of Breast Abscess</text:p>
          </table:table-cell>
          <table:table-cell table:style-name="ce4" office:value-type="float" office:value="225000" calcext:value-type="float">
            <text:p>22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UA, Lateral Anal Sphinterotomy</text:p>
          </table:table-cell>
          <table:table-cell table:style-name="ce5" office:value-type="float" office:value="235000" calcext:value-type="float">
            <text:p>23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stula In Ano, Simple</text:p>
          </table:table-cell>
          <table:table-cell table:style-name="ce4" office:value-type="float" office:value="255000" calcext:value-type="float">
            <text:p>25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stula In Ano, Complex</text:p>
          </table:table-cell>
          <table:table-cell table:style-name="ce4" office:value-type="float" office:value="275000" calcext:value-type="float">
            <text:p>2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lonoscony, Diagnostic</text:p>
          </table:table-cell>
          <table:table-cell table:style-name="ce4" office:value-type="float" office:value="223000" calcext:value-type="float">
            <text:p>2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Breast Lump GA</text:p>
          </table:table-cell>
          <table:table-cell table:style-name="ce4" office:value-type="float" office:value="205000" calcext:value-type="float">
            <text:p>20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Breast Lump LA</text:p>
          </table:table-cell>
          <table:table-cell table:style-name="ce4" office:value-type="float" office:value="175000" calcext:value-type="float">
            <text:p>1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edle Biopsy</text:p>
          </table:table-cell>
          <table:table-cell table:style-name="ce4" office:value-type="float" office:value="115250" calcext:value-type="float">
            <text:p>115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igid Sigmoidoscopy + Procedure</text:p>
          </table:table-cell>
          <table:table-cell table:style-name="ce4" office:value-type="float" office:value="180500" calcext:value-type="float">
            <text:p>18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guinal Hernia, Child</text:p>
          </table:table-cell>
          <table:table-cell table:style-name="ce4" office:value-type="float" office:value="388000" calcext:value-type="float">
            <text:p>3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mbilical Hernia, Adult</text:p>
          </table:table-cell>
          <table:table-cell table:style-name="ce4" office:value-type="float" office:value="353000" calcext:value-type="float">
            <text:p>35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mbilical Hernia, Child</text:p>
          </table:table-cell>
          <table:table-cell table:style-name="ce4" office:value-type="float" office:value="285500" calcext:value-type="float">
            <text:p>28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pair Of Hydrocoele</text:p>
          </table:table-cell>
          <table:table-cell table:style-name="ce4" office:value-type="float" office:value="314250" calcext:value-type="float">
            <text:p>31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aemmorhoidectomy</text:p>
          </table:table-cell>
          <table:table-cell table:style-name="ce4" office:value-type="float" office:value="428000" calcext:value-type="float">
            <text:p>4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chidopexy, Single</text:p>
          </table:table-cell>
          <table:table-cell table:style-name="ce4" office:value-type="float" office:value="288000" calcext:value-type="float">
            <text:p>2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chidopexy, Bilateral</text:p>
          </table:table-cell>
          <table:table-cell table:style-name="ce4" office:value-type="float" office:value="343000" calcext:value-type="float">
            <text:p>34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pper Gi Endoscopy</text:p>
          </table:table-cell>
          <table:table-cell table:style-name="ce4" office:value-type="float" office:value="160500" calcext:value-type="float">
            <text:p>16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pper Gi Endoscopy + Procedure</text:p>
          </table:table-cell>
          <table:table-cell table:style-name="ce4" office:value-type="float" office:value="199250" calcext:value-type="float">
            <text:p>199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ydrocelectomy</text:p>
          </table:table-cell>
          <table:table-cell table:style-name="ce4" office:value-type="float" office:value="349250" calcext:value-type="float">
            <text:p>349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pectomy</text:p>
          </table:table-cell>
          <table:table-cell table:style-name="ce4" office:value-type="float" office:value="200000" calcext:value-type="float">
            <text:p>2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lonoscony, With Procedure</text:p>
          </table:table-cell>
          <table:table-cell table:style-name="ce4" office:value-type="float" office:value="263000" calcext:value-type="float">
            <text:p>2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hest Tube Insertion + Bottle</text:p>
          </table:table-cell>
          <table:table-cell table:style-name="ce4" office:value-type="float" office:value="234250" calcext:value-type="float">
            <text:p>23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guinal Hernia, Adult, Mesh</text:p>
          </table:table-cell>
          <table:table-cell table:style-name="ce4" office:value-type="float" office:value="433000" calcext:value-type="float">
            <text:p>43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emoral Hernia</text:p>
          </table:table-cell>
          <table:table-cell table:style-name="ce4" office:value-type="float" office:value="324250" calcext:value-type="float">
            <text:p>324,25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al Hernia, Mesh Repair</text:p>
          </table:table-cell>
          <table:table-cell table:style-name="ce4" office:value-type="float" office:value="363000" calcext:value-type="float">
            <text:p>3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guinal Hernia, Adult, No Mesh </text:p>
          </table:table-cell>
          <table:table-cell table:style-name="ce4" office:value-type="float" office:value="398000" calcext:value-type="float">
            <text:p>3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al Hernia, With Abdominoplasty </text:p>
          </table:table-cell>
          <table:table-cell table:style-name="ce4" office:value-type="float" office:value="675000" calcext:value-type="float">
            <text:p>6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amstedt Operation For Pyloric Stenosis </text:p>
          </table:table-cell>
          <table:table-cell table:style-name="ce4" office:value-type="float" office:value="698000" calcext:value-type="float">
            <text:p>6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pair Of Intussuseption </text:p>
          </table:table-cell>
          <table:table-cell table:style-name="ce4" office:value-type="float" office:value="555500" calcext:value-type="float">
            <text:p>55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ppendectomy, Adult </text:p>
          </table:table-cell>
          <table:table-cell table:style-name="ce4" office:value-type="float" office:value="418000" calcext:value-type="float">
            <text:p>4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ppendectomy, Child </text:p>
          </table:table-cell>
          <table:table-cell table:style-name="ce4" office:value-type="float" office:value="373000" calcext:value-type="float">
            <text:p>3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aparotomy, I <text:s/></text:p>
          </table:table-cell>
          <table:table-cell table:style-name="ce4" office:value-type="float" office:value="503000" calcext:value-type="float">
            <text:p>50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aparotomy, II </text:p>
          </table:table-cell>
          <table:table-cell table:style-name="ce4" office:value-type="float" office:value="640500" calcext:value-type="float">
            <text:p>64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aparotomy, III </text:p>
          </table:table-cell>
          <table:table-cell table:style-name="ce4" office:value-type="float" office:value="768000" calcext:value-type="float">
            <text:p>7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oracotomy, I </text:p>
          </table:table-cell>
          <table:table-cell table:style-name="ce4" office:value-type="float" office:value="524000" calcext:value-type="float">
            <text:p>52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oracotomy, II</text:p>
          </table:table-cell>
          <table:table-cell table:style-name="ce4" office:value-type="float" office:value="671500" calcext:value-type="float">
            <text:p>671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yroidectomy, Subtotal </text:p>
          </table:table-cell>
          <table:table-cell table:style-name="ce4" office:value-type="float" office:value="563000" calcext:value-type="float">
            <text:p>5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yroidectomy, Total </text:p>
          </table:table-cell>
          <table:table-cell table:style-name="ce4" office:value-type="float" office:value="640500" calcext:value-type="float">
            <text:p>64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arathyroidectomy </text:p>
          </table:table-cell>
          <table:table-cell table:style-name="ce4" office:value-type="float" office:value="625500" calcext:value-type="float">
            <text:p>625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oam Sclerotheraphy </text:p>
          </table:table-cell>
          <table:table-cell table:style-name="ce4" office:value-type="float" office:value="550500" calcext:value-type="float">
            <text:p>550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Biopsy </text:p>
          </table:table-cell>
          <table:table-cell table:style-name="ce4" office:value-type="float" office:value="195000" calcext:value-type="float">
            <text:p>1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imple Mastectomy</text:p>
          </table:table-cell>
          <table:table-cell table:style-name="ce4" office:value-type="float" office:value="668000" calcext:value-type="float">
            <text:p>6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adical Mastectomy</text:p>
          </table:table-cell>
          <table:table-cell table:style-name="ce4" office:value-type="float" office:value="758000" calcext:value-type="float">
            <text:p>75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pair Of Tracheo-Oesophageal Fistula</text:p>
          </table:table-cell>
          <table:table-cell table:style-name="ce4" office:value-type="float" office:value="698000" calcext:value-type="float">
            <text:p>6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astopexy</text:p>
          </table:table-cell>
          <table:table-cell table:style-name="ce4" office:value-type="float" office:value="753000" calcext:value-type="float">
            <text:p>75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ilateral Brachioplasty</text:p>
          </table:table-cell>
          <table:table-cell table:style-name="ce4" office:value-type="float" office:value="1208000" calcext:value-type="float">
            <text:p>1,2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ugmentation Mammoplasty</text:p>
          </table:table-cell>
          <table:table-cell table:style-name="ce4" office:value-type="float" office:value="1328000" calcext:value-type="float">
            <text:p>1,3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ugmentation Mastopexy</text:p>
          </table:table-cell>
          <table:table-cell table:style-name="ce4" office:value-type="float" office:value="1168000" calcext:value-type="float">
            <text:p>1,1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east Reduction</text:p>
          </table:table-cell>
          <table:table-cell table:style-name="ce4" office:value-type="float" office:value="1418000" calcext:value-type="float">
            <text:p>1,4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P Shunt, Child</text:p>
          </table:table-cell>
          <table:table-cell table:style-name="ce4" office:value-type="float" office:value="1167000" calcext:value-type="float">
            <text:p>1,16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anial Trauma Surgery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inor Brain Surgery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aniectomy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P Shunt, Adult</text:p>
          </table:table-cell>
          <table:table-cell table:style-name="ce4" office:value-type="float" office:value="1167000" calcext:value-type="float">
            <text:p>1,16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ain Tumour Surgery 01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ain Tumour Surgery 02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ain Tumour Surgery 03</text:p>
          </table:table-cell>
          <table:table-cell table:style-name="ce4" office:value-type="float" office:value="1537000" calcext:value-type="float">
            <text:p>1,53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bar Decompression 2 Levels</text:p>
          </table:table-cell>
          <table:table-cell table:style-name="ce4" office:value-type="float" office:value="1719000" calcext:value-type="float">
            <text:p>1,7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bar Decompression 1 Level With Fixation</text:p>
          </table:table-cell>
          <table:table-cell table:style-name="ce4" office:value-type="float" office:value="2351000" calcext:value-type="float">
            <text:p>2,3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bar Decompression 3 Levels With Fixation</text:p>
          </table:table-cell>
          <table:table-cell table:style-name="ce4" office:value-type="float" office:value="2651000" calcext:value-type="float">
            <text:p>2,6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bar Decompression 2 Levels With Fixation</text:p>
          </table:table-cell>
          <table:table-cell table:style-name="ce4" office:value-type="float" office:value="2601000" calcext:value-type="float">
            <text:p>2,6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terior Cervical Discectomy And Fusion</text:p>
          </table:table-cell>
          <table:table-cell table:style-name="ce4" office:value-type="float" office:value="2828500" calcext:value-type="float">
            <text:p>2,828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terior Cervical Discectomy With Fusion And Bonegraft</text:p>
          </table:table-cell>
          <table:table-cell table:style-name="ce4" office:value-type="float" office:value="2828500" calcext:value-type="float">
            <text:p>2,828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mbined Anterior And Posterior Discectomy And Fusion</text:p>
          </table:table-cell>
          <table:table-cell table:style-name="ce4" office:value-type="float" office:value="3301000" calcext:value-type="float">
            <text:p>3,3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etebroplasty</text:p>
          </table:table-cell>
          <table:table-cell table:style-name="ce4" office:value-type="float" office:value="2301000" calcext:value-type="float">
            <text:p>2,3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umbar Decompression 4 Levels With Fixation</text:p>
          </table:table-cell>
          <table:table-cell table:style-name="ce4" office:value-type="float" office:value="2929000" calcext:value-type="float">
            <text:p>2,9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<text:s/>Lumbar Spinal Surgery, 2 Levels With Implants</text:p>
          </table:table-cell>
          <table:table-cell table:style-name="ce4" office:value-type="float" office:value="2978500" calcext:value-type="float">
            <text:p>2,978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<text:s/>Lumbar Spinal Surgery, 3 Levels <text:s/>With Implants</text:p>
          </table:table-cell>
          <table:table-cell table:style-name="ce4" office:value-type="float" office:value="3301000" calcext:value-type="float">
            <text:p>3,3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<text:s/>Lumbar Spinal Surgery, No Implants</text:p>
          </table:table-cell>
          <table:table-cell table:style-name="ce4" office:value-type="float" office:value="2181500" calcext:value-type="float">
            <text:p>2,181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Cervical Discectomy And Fusion</text:p>
          </table:table-cell>
          <table:table-cell table:style-name="ce4" office:value-type="float" office:value="2479000" calcext:value-type="float">
            <text:p>2,4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Lumbar Spinal Surgery, 1 Level <text:s/>With Implants</text:p>
          </table:table-cell>
          <table:table-cell table:style-name="ce4" office:value-type="float" office:value="2828500" calcext:value-type="float">
            <text:p>2,828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oracic Spine Pedicle Screw Fixation 1 Level</text:p>
          </table:table-cell>
          <table:table-cell table:style-name="ce4" office:value-type="float" office:value="2279000" calcext:value-type="float">
            <text:p>2,2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oracic Spine Pedicle Screw Fixation 2 Levels</text:p>
          </table:table-cell>
          <table:table-cell table:style-name="ce4" office:value-type="float" office:value="2701000" calcext:value-type="float">
            <text:p>2,7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oracic Spine Pedicle Screw Fixation 3 Levels</text:p>
          </table:table-cell>
          <table:table-cell table:style-name="ce4" office:value-type="float" office:value="2951000" calcext:value-type="float">
            <text:p>2,9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C Private</text:p>
          </table:table-cell>
          <table:table-cell table:style-name="ce4" office:value-type="float" office:value="75000" calcext:value-type="float">
            <text:p>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pair 3rd/4th Degree Perineal Tear</text:p>
          </table:table-cell>
          <table:table-cell table:style-name="ce4" office:value-type="float" office:value="359000" calcext:value-type="float">
            <text:p>3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RPC</text:p>
          </table:table-cell>
          <table:table-cell table:style-name="ce4" office:value-type="float" office:value="165000" calcext:value-type="float">
            <text:p>16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sertion Of Cervical Creclage</text:p>
          </table:table-cell>
          <table:table-cell table:style-name="ce4" office:value-type="float" office:value="235000" calcext:value-type="float">
            <text:p>23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ervical Biopsy</text:p>
          </table:table-cell>
          <table:table-cell table:style-name="ce4" office:value-type="float" office:value="185000" calcext:value-type="float">
            <text:p>18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ucut Biopsy With Histology</text:p>
          </table:table-cell>
          <table:table-cell table:style-name="ce4" office:value-type="float" office:value="160000" calcext:value-type="float">
            <text:p>1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tra-Uterine Adhesiolysis </text:p>
          </table:table-cell>
          <table:table-cell table:style-name="ce4" office:value-type="float" office:value="290000" calcext:value-type="float">
            <text:p>2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aparoscopy {Diagnostic } </text:p>
          </table:table-cell>
          <table:table-cell table:style-name="ce4" office:value-type="float" office:value="365000" calcext:value-type="float">
            <text:p>36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aparoscopy {Therapeutic } </text:p>
          </table:table-cell>
          <table:table-cell table:style-name="ce4" office:value-type="float" office:value="970000" calcext:value-type="float">
            <text:p>9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ysteroscopy {Diagnostic } </text:p>
          </table:table-cell>
          <table:table-cell table:style-name="ce4" office:value-type="float" office:value="440000" calcext:value-type="float">
            <text:p>4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ysteroscopy {Therapeutic } </text:p>
          </table:table-cell>
          <table:table-cell table:style-name="ce4" office:value-type="float" office:value="490000" calcext:value-type="float">
            <text:p>4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UI {Excluding Drugs &amp; Labs. } 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terval BTL {Laparoscopy }</text:p>
          </table:table-cell>
          <table:table-cell table:style-name="ce4" office:value-type="float" office:value="505000" calcext:value-type="float">
            <text:p>50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UA + Staging + Biopsy</text:p>
          </table:table-cell>
          <table:table-cell table:style-name="ce4" office:value-type="float" office:value="195000" calcext:value-type="float">
            <text:p>1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easarean Section + BTL</text:p>
          </table:table-cell>
          <table:table-cell table:style-name="ce4" office:value-type="float" office:value="469000" calcext:value-type="float">
            <text:p>46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ploratory Laparotomy }</text:p>
          </table:table-cell>
          <table:table-cell table:style-name="ce4" office:value-type="float" office:value="490000" calcext:value-type="float">
            <text:p>4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aginal Hysterectomy</text:p>
          </table:table-cell>
          <table:table-cell table:style-name="ce4" office:value-type="float" office:value="870000" calcext:value-type="float">
            <text:p>8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terior Vaginal Wall Repair</text:p>
          </table:table-cell>
          <table:table-cell table:style-name="ce4" office:value-type="float" office:value="410000" calcext:value-type="float">
            <text:p>4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osterior Vagina Wall Repair</text:p>
          </table:table-cell>
          <table:table-cell table:style-name="ce4" office:value-type="float" office:value="450000" calcext:value-type="float">
            <text:p>4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terine Fibroid Embolization</text:p>
          </table:table-cell>
          <table:table-cell table:style-name="ce4" office:value-type="float" office:value="1621000" calcext:value-type="float">
            <text:p>1,62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ervical Dilatation &amp; Foley Catheter Insertion</text:p>
          </table:table-cell>
          <table:table-cell table:style-name="ce4" office:value-type="float" office:value="185000" calcext:value-type="float">
            <text:p>18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easarean Section</text:p>
          </table:table-cell>
          <table:table-cell table:style-name="ce4" office:value-type="float" office:value="419000" calcext:value-type="float">
            <text:p>4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yomectomy</text:p>
          </table:table-cell>
          <table:table-cell table:style-name="ce4" office:value-type="float" office:value="550000" calcext:value-type="float">
            <text:p>5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bdominal Hysterectomy</text:p>
          </table:table-cell>
          <table:table-cell table:style-name="ce4" office:value-type="float" office:value="529000" calcext:value-type="float">
            <text:p>5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-Fix Removal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bridement I</text:p>
          </table:table-cell>
          <table:table-cell table:style-name="ce4" office:value-type="float" office:value="260000" calcext:value-type="float">
            <text:p>2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bridement II</text:p>
          </table:table-cell>
          <table:table-cell table:style-name="ce4" office:value-type="float" office:value="425000" calcext:value-type="float">
            <text:p>42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bridement III</text:p>
          </table:table-cell>
          <table:table-cell table:style-name="ce4" office:value-type="float" office:value="330000" calcext:value-type="float">
            <text:p>3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bridement IIII</text:p>
          </table:table-cell>
          <table:table-cell table:style-name="ce4" office:value-type="float" office:value="475000" calcext:value-type="float">
            <text:p>4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one Marrow Aspiration And Injection</text:p>
          </table:table-cell>
          <table:table-cell table:style-name="ce4" office:value-type="float" office:value="193000" calcext:value-type="float">
            <text:p>19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turing Of Small Laceration Under Local Anaes</text:p>
          </table:table-cell>
          <table:table-cell table:style-name="ce4" office:value-type="float" office:value="208000" calcext:value-type="float">
            <text:p>2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turing Of Long Laceration Under Reg/Gen Anaes</text:p>
          </table:table-cell>
          <table:table-cell table:style-name="ce4" office:value-type="float" office:value="238000" calcext:value-type="float">
            <text:p>2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econdary Wound Closure, Local Anaesthesia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econdary Wound Closure, Reg/Gen Anaesthesia</text:p>
          </table:table-cell>
          <table:table-cell table:style-name="ce4" office:value-type="float" office:value="208000" calcext:value-type="float">
            <text:p>2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Wound Review Under Reg/Gen Anaesthesia</text:p>
          </table:table-cell>
          <table:table-cell table:style-name="ce4" office:value-type="float" office:value="230000" calcext:value-type="float">
            <text:p>2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sciotomy I</text:p>
          </table:table-cell>
          <table:table-cell table:style-name="ce4" office:value-type="float" office:value="258000" calcext:value-type="float">
            <text:p>25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Shoulder Dislocation &amp; Sling Under Sedation</text:p>
          </table:table-cell>
          <table:table-cell table:style-name="ce4" office:value-type="float" office:value="260000" calcext:value-type="float">
            <text:p>2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Shoulder Dislocation &amp; Sling, General Anaesthesia</text:p>
          </table:table-cell>
          <table:table-cell table:style-name="ce4" office:value-type="float" office:value="300000" calcext:value-type="float">
            <text:p>3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Proximal Humeral # &amp; Cast, General Anaesthesia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st, No Anaesthesia, No Sedation</text:p>
          </table:table-cell>
          <table:table-cell table:style-name="ce4" office:value-type="float" office:value="198000" calcext:value-type="float">
            <text:p>1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st, No Anaesthesia, With Sedation</text:p>
          </table:table-cell>
          <table:table-cell table:style-name="ce4" office:value-type="float" office:value="138000" calcext:value-type="float">
            <text:p>1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st, General / Regional Anaesthesia</text:p>
          </table:table-cell>
          <table:table-cell table:style-name="ce4" office:value-type="float" office:value="268000" calcext:value-type="float">
            <text:p>2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lecranon Tension Band Wiring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Titanium Elastic Nails</text:p>
          </table:table-cell>
          <table:table-cell table:style-name="ce4" office:value-type="float" office:value="293000" calcext:value-type="float">
            <text:p>29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Plate And Screws, Both Bones</text:p>
          </table:table-cell>
          <table:table-cell table:style-name="ce4" office:value-type="float" office:value="384000" calcext:value-type="float">
            <text:p>38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Plate And Screws, One Bone</text:p>
          </table:table-cell>
          <table:table-cell table:style-name="ce4" office:value-type="float" office:value="384000" calcext:value-type="float">
            <text:p>38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Olecranon Bursa Under LA</text:p>
          </table:table-cell>
          <table:table-cell table:style-name="ce4" office:value-type="float" office:value="190000" calcext:value-type="float">
            <text:p>1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st Of Fracture Or Dislocation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Phalanges</text:p>
          </table:table-cell>
          <table:table-cell table:style-name="ce4" office:value-type="float" office:value="323000" calcext:value-type="float">
            <text:p>3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nger Amputation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ail Bed Repair</text:p>
          </table:table-cell>
          <table:table-cell table:style-name="ce4" office:value-type="float" office:value="170000" calcext:value-type="float">
            <text:p>1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ail Bed Terminalisation</text:p>
          </table:table-cell>
          <table:table-cell table:style-name="ce4" office:value-type="float" office:value="170000" calcext:value-type="float">
            <text:p>1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Hip Dislocation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ynamisation Of Interlocked Nail</text:p>
          </table:table-cell>
          <table:table-cell table:style-name="ce4" office:value-type="float" office:value="245000" calcext:value-type="float">
            <text:p>24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Tens Wires</text:p>
          </table:table-cell>
          <table:table-cell table:style-name="ce4" office:value-type="float" office:value="200000" calcext:value-type="float">
            <text:p>2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Screw Fixation, Medial Malleolus</text:p>
          </table:table-cell>
          <table:table-cell table:style-name="ce4" office:value-type="float" office:value="454000" calcext:value-type="float">
            <text:p>45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External Fixators</text:p>
          </table:table-cell>
          <table:table-cell table:style-name="ce4" office:value-type="float" office:value="223000" calcext:value-type="float">
            <text:p>2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e Amputation, Single</text:p>
          </table:table-cell>
          <table:table-cell table:style-name="ce4" office:value-type="float" office:value="283000" calcext:value-type="float">
            <text:p>2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e Arthrodesis</text:p>
          </table:table-cell>
          <table:table-cell table:style-name="ce4" office:value-type="float" office:value="313000" calcext:value-type="float">
            <text:p>31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Needle Biopsy</text:p>
          </table:table-cell>
          <table:table-cell table:style-name="ce4" office:value-type="float" office:value="299000" calcext:value-type="float">
            <text:p>29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Knee Arthrotomy</text:p>
          </table:table-cell>
          <table:table-cell table:style-name="ce4" office:value-type="float" office:value="500000" calcext:value-type="float">
            <text:p>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tretching And Casting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lub Foot, Percut Achilles Tenotomy </text:p>
          </table:table-cell>
          <table:table-cell table:style-name="ce4" office:value-type="float" office:value="175000" calcext:value-type="float">
            <text:p>1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Spica Application, Under GA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bcutaneous Achilles Tenotomy</text:p>
          </table:table-cell>
          <table:table-cell table:style-name="ce4" office:value-type="float" office:value="120000" calcext:value-type="float">
            <text:p>1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otox Injection </text:p>
          </table:table-cell>
          <table:table-cell table:style-name="ce4" office:value-type="float" office:value="220000" calcext:value-type="float">
            <text:p>2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Wedge Toe Nail Excision (GA Or RA)</text:p>
          </table:table-cell>
          <table:table-cell table:style-name="ce4" office:value-type="float" office:value="165000" calcext:value-type="float">
            <text:p>16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Wedge Toe Nail Excision (LA)</text:p>
          </table:table-cell>
          <table:table-cell table:style-name="ce4" office:value-type="float" office:value="125000" calcext:value-type="float">
            <text:p>12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rthrodesis Great Toe</text:p>
          </table:table-cell>
          <table:table-cell table:style-name="ce4" office:value-type="float" office:value="175000" calcext:value-type="float">
            <text:p>1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hevron Osteotomy </text:p>
          </table:table-cell>
          <table:table-cell table:style-name="ce4" office:value-type="float" office:value="273000" calcext:value-type="float">
            <text:p>2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ilateral Percutaneous Tenotony</text:p>
          </table:table-cell>
          <table:table-cell table:style-name="ce4" office:value-type="float" office:value="183000" calcext:value-type="float">
            <text:p>1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8 Plate {Single}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Syndesmotic Screw</text:p>
          </table:table-cell>
          <table:table-cell table:style-name="ce4" office:value-type="float" office:value="364000" calcext:value-type="float">
            <text:p>36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Ilizarov, No Anaesthesia</text:p>
          </table:table-cell>
          <table:table-cell table:style-name="ce4" office:value-type="float" office:value="265000" calcext:value-type="float">
            <text:p>26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spiration Or Injection In Theatre, No Anaesthesia, With C-Arm </text:p>
          </table:table-cell>
          <table:table-cell table:style-name="ce4" office:value-type="float" office:value="90000" calcext:value-type="float">
            <text:p>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spiration Or Injection In Theatre, With Anaesthesia And C Arm</text:p>
          </table:table-cell>
          <table:table-cell table:style-name="ce4" office:value-type="float" office:value="150000" calcext:value-type="float">
            <text:p>1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Drainage I</text:p>
          </table:table-cell>
          <table:table-cell table:style-name="ce4" office:value-type="float" office:value="259000" calcext:value-type="float">
            <text:p>2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 And Drainage II</text:p>
          </table:table-cell>
          <table:table-cell table:style-name="ce4" office:value-type="float" office:value="319000" calcext:value-type="float">
            <text:p>3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Biopsy, Local Anaest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al Biopsy, Local Anaest</text:p>
          </table:table-cell>
          <table:table-cell table:style-name="ce4" office:value-type="float" office:value="188000" calcext:value-type="float">
            <text:p>1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cisional Biopsy, Reg/Gen Anaesth.</text:p>
          </table:table-cell>
          <table:table-cell table:style-name="ce4" office:value-type="float" office:value="208000" calcext:value-type="float">
            <text:p>2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teinmans Pin Insertion For Traction, Tibial</text:p>
          </table:table-cell>
          <table:table-cell table:style-name="ce4" office:value-type="float" office:value="90000" calcext:value-type="float">
            <text:p>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teinmans Pin Insertion For Traction, Femoral</text:p>
          </table:table-cell>
          <table:table-cell table:style-name="ce4" office:value-type="float" office:value="120000" calcext:value-type="float">
            <text:p>1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Lipoma Under Local Anaesthesia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Ganglion Under Local Anaesthesia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rpal Tunnel Decompression</text:p>
          </table:table-cell>
          <table:table-cell table:style-name="ce4" office:value-type="float" office:value="195000" calcext:value-type="float">
            <text:p>1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mc Arthritis Surgery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igger Finger Release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igger Thumb Release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layed Wound Closure I (LA)</text:p>
          </table:table-cell>
          <table:table-cell table:style-name="ce4" office:value-type="float" office:value="120000" calcext:value-type="float">
            <text:p>1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layed Wound Closure Ii (GA Or RA)</text:p>
          </table:table-cell>
          <table:table-cell table:style-name="ce4" office:value-type="float" office:value="230000" calcext:value-type="float">
            <text:p>2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rainage Of Abscess/Infection</text:p>
          </table:table-cell>
          <table:table-cell table:style-name="ce4" office:value-type="float" office:value="245000" calcext:value-type="float">
            <text:p>24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Bursa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kin Grafting</text:p>
          </table:table-cell>
          <table:table-cell table:style-name="ce4" office:value-type="float" office:value="248000" calcext:value-type="float">
            <text:p>24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spiration Or Injection In Theatre, No Anaesthesia, No C-Arm</text:p>
          </table:table-cell>
          <table:table-cell table:style-name="ce4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ua Joint</text:p>
          </table:table-cell>
          <table:table-cell table:style-name="ce4" office:value-type="float" office:value="170000" calcext:value-type="float">
            <text:p>1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spiration Or Injection In Theatre, With Anaesthesia, No C-Arm</text:p>
          </table:table-cell>
          <table:table-cell table:style-name="ce4" office:value-type="float" office:value="130000" calcext:value-type="float">
            <text:p>1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rve Root Injection</text:p>
          </table:table-cell>
          <table:table-cell table:style-name="ce4" office:value-type="float" office:value="120000" calcext:value-type="float">
            <text:p>1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one Graft Open Harvesting And Open Insertion</text:p>
          </table:table-cell>
          <table:table-cell table:style-name="ce4" office:value-type="float" office:value="273000" calcext:value-type="float">
            <text:p>27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sciotomy II</text:p>
          </table:table-cell>
          <table:table-cell table:style-name="ce4" office:value-type="float" office:value="315000" calcext:value-type="float">
            <text:p>31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Proximal Humeral # &amp; K Wires</text:p>
          </table:table-cell>
          <table:table-cell table:style-name="ce4" office:value-type="float" office:value="320000" calcext:value-type="float">
            <text:p>3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Titanium Elastic Nailing, Humeral Shaft</text:p>
          </table:table-cell>
          <table:table-cell table:style-name="ce4" office:value-type="float" office:value="429000" calcext:value-type="float">
            <text:p>4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Supracondylar Humeral # &amp; K Wires</text:p>
          </table:table-cell>
          <table:table-cell table:style-name="ce4" office:value-type="float" office:value="320000" calcext:value-type="float">
            <text:p>3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adial Nerve Exploration</text:p>
          </table:table-cell>
          <table:table-cell table:style-name="ce4" office:value-type="float" office:value="619000" calcext:value-type="float">
            <text:p>6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bove Elbow Amputation</text:p>
          </table:table-cell>
          <table:table-cell table:style-name="ce4" office:value-type="float" office:value="330000" calcext:value-type="float">
            <text:p>3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iceps Tendon Repair</text:p>
          </table:table-cell>
          <table:table-cell table:style-name="ce4" office:value-type="float" office:value="378000" calcext:value-type="float">
            <text:p>37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iceps Tendon Repair</text:p>
          </table:table-cell>
          <table:table-cell table:style-name="ce4" office:value-type="float" office:value="300000" calcext:value-type="float">
            <text:p>3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Olecranon With Anatomical Plating</text:p>
          </table:table-cell>
          <table:table-cell table:style-name="ce4" office:value-type="float" office:value="524000" calcext:value-type="float">
            <text:p>52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One Bone</text:p>
          </table:table-cell>
          <table:table-cell table:style-name="ce4" office:value-type="float" office:value="514000" calcext:value-type="float">
            <text:p>51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K Wire Fixation</text:p>
          </table:table-cell>
          <table:table-cell table:style-name="ce4" office:value-type="float" office:value="385000" calcext:value-type="float">
            <text:p>38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Distal Radius</text:p>
          </table:table-cell>
          <table:table-cell table:style-name="ce4" office:value-type="float" office:value="504000" calcext:value-type="float">
            <text:p>50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elow Elbow Amputation</text:p>
          </table:table-cell>
          <table:table-cell table:style-name="ce4" office:value-type="float" office:value="428000" calcext:value-type="float">
            <text:p>4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hortening Of The Ulna</text:p>
          </table:table-cell>
          <table:table-cell table:style-name="ce4" office:value-type="float" office:value="288000" calcext:value-type="float">
            <text:p>2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oft Tissue Release, Medial Or Lateral Epicondyle</text:p>
          </table:table-cell>
          <table:table-cell table:style-name="ce4" office:value-type="float" office:value="288000" calcext:value-type="float">
            <text:p>2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Olecranon Bursa Under GA</text:p>
          </table:table-cell>
          <table:table-cell table:style-name="ce4" office:value-type="float" office:value="250000" calcext:value-type="float">
            <text:p>2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lbow Arthrolysis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Metacarpal Bones</text:p>
          </table:table-cell>
          <table:table-cell table:style-name="ce4" office:value-type="float" office:value="409000" calcext:value-type="float">
            <text:p>40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Screw Fixation</text:p>
          </table:table-cell>
          <table:table-cell table:style-name="ce4" office:value-type="float" office:value="429000" calcext:value-type="float">
            <text:p>4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atellar Tension Band Wiring</text:p>
          </table:table-cell>
          <table:table-cell table:style-name="ce4" office:value-type="float" office:value="383000" calcext:value-type="float">
            <text:p>3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Of Knee Dislocation And Cast</text:p>
          </table:table-cell>
          <table:table-cell table:style-name="ce4" office:value-type="float" office:value="320000" calcext:value-type="float">
            <text:p>3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Titanium Elastic Nail (Tens)</text:p>
          </table:table-cell>
          <table:table-cell table:style-name="ce4" office:value-type="float" office:value="380000" calcext:value-type="float">
            <text:p>3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K Wire Fixation</text:p>
          </table:table-cell>
          <table:table-cell table:style-name="ce4" office:value-type="float" office:value="235000" calcext:value-type="float">
            <text:p>23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elow Knee Amputation</text:p>
          </table:table-cell>
          <table:table-cell table:style-name="ce4" office:value-type="float" office:value="428000" calcext:value-type="float">
            <text:p>4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urettage + Bone Grafting</text:p>
          </table:table-cell>
          <table:table-cell table:style-name="ce4" office:value-type="float" office:value="243000" calcext:value-type="float">
            <text:p>24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nnulated Screws 1</text:p>
          </table:table-cell>
          <table:table-cell table:style-name="ce4" office:value-type="float" office:value="250000" calcext:value-type="float">
            <text:p>2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nnulated Screws 2</text:p>
          </table:table-cell>
          <table:table-cell table:style-name="ce4" office:value-type="float" office:value="255000" calcext:value-type="float">
            <text:p>25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nnulated Screws 3</text:p>
          </table:table-cell>
          <table:table-cell table:style-name="ce4" office:value-type="float" office:value="255000" calcext:value-type="float">
            <text:p>25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eduction And Plate And/Or Screw Fixation</text:p>
          </table:table-cell>
          <table:table-cell table:style-name="ce4" office:value-type="float" office:value="494000" calcext:value-type="float">
            <text:p>49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Forefoot</text:p>
          </table:table-cell>
          <table:table-cell table:style-name="ce4" office:value-type="float" office:value="504000" calcext:value-type="float">
            <text:p>50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hrough Foot Amputation</text:p>
          </table:table-cell>
          <table:table-cell table:style-name="ce4" office:value-type="float" office:value="303000" calcext:value-type="float">
            <text:p>30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idfoot Amputation</text:p>
          </table:table-cell>
          <table:table-cell table:style-name="ce4" office:value-type="float" office:value="494000" calcext:value-type="float">
            <text:p>49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e Amputations, Two</text:p>
          </table:table-cell>
          <table:table-cell table:style-name="ce4" office:value-type="float" office:value="283000" calcext:value-type="float">
            <text:p>2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e Amputations, More Than Two</text:p>
          </table:table-cell>
          <table:table-cell table:style-name="ce4" office:value-type="float" office:value="283000" calcext:value-type="float">
            <text:p>2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e Femoral Head Decompression</text:p>
          </table:table-cell>
          <table:table-cell table:style-name="ce4" office:value-type="float" office:value="405000" calcext:value-type="float">
            <text:p>40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Arthrotomy</text:p>
          </table:table-cell>
          <table:table-cell table:style-name="ce4" office:value-type="float" office:value="504000" calcext:value-type="float">
            <text:p>50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tretching, Botox And Casting</text:p>
          </table:table-cell>
          <table:table-cell table:style-name="ce4" office:value-type="float" office:value="235000" calcext:value-type="float">
            <text:p>23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longation Of Tendon Achilles 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longation Of Tendon Achilles + Casting</text:p>
          </table:table-cell>
          <table:table-cell table:style-name="ce4" office:value-type="float" office:value="315000" calcext:value-type="float">
            <text:p>31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UA/Arthrogram Hip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oot Procedure, Other, Simple</text:p>
          </table:table-cell>
          <table:table-cell table:style-name="ce4" office:value-type="float" office:value="534000" calcext:value-type="float">
            <text:p>53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hilles Debridement/Haglunds Excision</text:p>
          </table:table-cell>
          <table:table-cell table:style-name="ce4" office:value-type="float" office:value="200000" calcext:value-type="float">
            <text:p>2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esser Toe Corrections</text:p>
          </table:table-cell>
          <table:table-cell table:style-name="ce4" office:value-type="float" office:value="258000" calcext:value-type="float">
            <text:p>25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lizarov Adjustment, Local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8 Plate {Single}</text:p>
          </table:table-cell>
          <table:table-cell table:style-name="ce4" office:value-type="float" office:value="260000" calcext:value-type="float">
            <text:p>2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8 Plate {Double}</text:p>
          </table:table-cell>
          <table:table-cell table:style-name="ce4" office:value-type="float" office:value="300000" calcext:value-type="float">
            <text:p>3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8 Plate {Double To Quadruple}</text:p>
          </table:table-cell>
          <table:table-cell table:style-name="ce4" office:value-type="float" office:value="270000" calcext:value-type="float">
            <text:p>2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Ilizarov Under Anaesthesia</text:p>
          </table:table-cell>
          <table:table-cell table:style-name="ce4" office:value-type="float" office:value="455000" calcext:value-type="float">
            <text:p>45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Repair I</text:p>
          </table:table-cell>
          <table:table-cell table:style-name="ce4" office:value-type="float" office:value="323000" calcext:value-type="float">
            <text:p>3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Biopsy, Gen/Reg Anaesth.</text:p>
          </table:table-cell>
          <table:table-cell table:style-name="ce4" office:value-type="float" office:value="250000" calcext:value-type="float">
            <text:p>2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ision Of Ganglion Under Anxilliary Block</text:p>
          </table:table-cell>
          <table:table-cell table:style-name="ce4" office:value-type="float" office:value="250000" calcext:value-type="float">
            <text:p>2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edial/Lateral Elbow Epicondylitis Release</text:p>
          </table:table-cell>
          <table:table-cell table:style-name="ce4" office:value-type="float" office:value="245000" calcext:value-type="float">
            <text:p>24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lnar Tunnel Decompression</text:p>
          </table:table-cell>
          <table:table-cell table:style-name="ce4" office:value-type="float" office:value="180000" calcext:value-type="float">
            <text:p>1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lease Of Dupuytren Contracture</text:p>
          </table:table-cell>
          <table:table-cell table:style-name="ce4" office:value-type="float" office:value="413000" calcext:value-type="float">
            <text:p>41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mputation Through Knee</text:p>
          </table:table-cell>
          <table:table-cell table:style-name="ce4" office:value-type="float" office:value="511000" calcext:value-type="float">
            <text:p>51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Clavicle </text:p>
          </table:table-cell>
          <table:table-cell table:style-name="ce4" office:value-type="float" office:value="529000" calcext:value-type="float">
            <text:p>5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Cannulated Screws, Prox Humerus </text:p>
          </table:table-cell>
          <table:table-cell table:style-name="ce4" office:value-type="float" office:value="393000" calcext:value-type="float">
            <text:p>39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Proximal Humerus With Philos Plate </text:p>
          </table:table-cell>
          <table:table-cell table:style-name="ce4" office:value-type="float" office:value="580000" calcext:value-type="float">
            <text:p>58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Interlocked Nailing, Humeral Shaft </text:p>
          </table:table-cell>
          <table:table-cell table:style-name="ce4" office:value-type="float" office:value="450000" calcext:value-type="float">
            <text:p>4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Anterior Bridge Plating, Humeral Shaft </text:p>
          </table:table-cell>
          <table:table-cell table:style-name="ce4" office:value-type="float" office:value="548000" calcext:value-type="float">
            <text:p>54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 And Screw Fixation, Ant Lat Approach </text:p>
          </table:table-cell>
          <table:table-cell table:style-name="ce4" office:value-type="float" office:value="470000" calcext:value-type="float">
            <text:p>4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 And Screw Fixation, Posterior Approach </text:p>
          </table:table-cell>
          <table:table-cell table:style-name="ce4" office:value-type="float" office:value="470000" calcext:value-type="float">
            <text:p>4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 And Screw Fixation, Supracondylar Humerus </text:p>
          </table:table-cell>
          <table:table-cell table:style-name="ce4" office:value-type="float" office:value="470000" calcext:value-type="float">
            <text:p>4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Distal Humerus With Two Plates, Transolecranon </text:p>
          </table:table-cell>
          <table:table-cell table:style-name="ce4" office:value-type="float" office:value="630000" calcext:value-type="float">
            <text:p>6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Distal Humerus With One Plate </text:p>
          </table:table-cell>
          <table:table-cell table:style-name="ce4" office:value-type="float" office:value="529000" calcext:value-type="float">
            <text:p>5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Radial Head </text:p>
          </table:table-cell>
          <table:table-cell table:style-name="ce4" office:value-type="float" office:value="549000" calcext:value-type="float">
            <text:p>54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Both Bones 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Scaphoid (Including Carpal/Wrist Repair) </text:p>
          </table:table-cell>
          <table:table-cell table:style-name="ce4" office:value-type="float" office:value="474000" calcext:value-type="float">
            <text:p>47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adial Head Replacement </text:p>
          </table:table-cell>
          <table:table-cell table:style-name="ce4" office:value-type="float" office:value="769000" calcext:value-type="float">
            <text:p>76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tomy Around The Elbow </text:p>
          </table:table-cell>
          <table:table-cell table:style-name="ce4" office:value-type="float" office:value="498000" calcext:value-type="float">
            <text:p>4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Wrist Arthrodesis </text:p>
          </table:table-cell>
          <table:table-cell table:style-name="ce4" office:value-type="float" office:value="535000" calcext:value-type="float">
            <text:p>53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eduction Of Hip Dislocation </text:p>
          </table:table-cell>
          <table:table-cell table:style-name="ce4" office:value-type="float" office:value="459000" calcext:value-type="float">
            <text:p>4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/Screw Fixation, Standard </text:p>
          </table:table-cell>
          <table:table-cell table:style-name="ce4" office:value-type="float" office:value="470000" calcext:value-type="float">
            <text:p>4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ebridement + External Fixation </text:p>
          </table:table-cell>
          <table:table-cell table:style-name="ce4" office:value-type="float" office:value="494000" calcext:value-type="float">
            <text:p>49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bove Knee Amputation </text:p>
          </table:table-cell>
          <table:table-cell table:style-name="ce4" office:value-type="float" office:value="375000" calcext:value-type="float">
            <text:p>3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Of Knee Dislocation And Cast/Steinman Pin 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Interlocked Nailing, Tibial Shaft</text:p>
          </table:table-cell>
          <table:table-cell table:style-name="ce4" office:value-type="float" office:value="430000" calcext:value-type="float">
            <text:p>4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Interlocked Nailing Tibia </text:p>
          </table:table-cell>
          <table:table-cell table:style-name="ce4" office:value-type="float" office:value="490000" calcext:value-type="float">
            <text:p>49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Tibial Plateau, Unicond 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Shaft, One Bone 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Shaft, Both Bones </text:p>
          </table:table-cell>
          <table:table-cell table:style-name="ce4" office:value-type="float" office:value="539000" calcext:value-type="float">
            <text:p>5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 And Screw Fixation, Ankle </text:p>
          </table:table-cell>
          <table:table-cell table:style-name="ce4" office:value-type="float" office:value="470000" calcext:value-type="float">
            <text:p>4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ternal Fixation, Ankle, Spanning </text:p>
          </table:table-cell>
          <table:table-cell table:style-name="ce4" office:value-type="float" office:value="468000" calcext:value-type="float">
            <text:p>4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hilles Tendon Repair </text:p>
          </table:table-cell>
          <table:table-cell table:style-name="ce4" office:value-type="float" office:value="366000" calcext:value-type="float">
            <text:p>366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kle Arthrodesis </text:p>
          </table:table-cell>
          <table:table-cell table:style-name="ce4" office:value-type="float" office:value="595000" calcext:value-type="float">
            <text:p>5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For Fracture Talus </text:p>
          </table:table-cell>
          <table:table-cell table:style-name="ce4" office:value-type="float" office:value="529000" calcext:value-type="float">
            <text:p>5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Midfoot </text:p>
          </table:table-cell>
          <table:table-cell table:style-name="ce4" office:value-type="float" office:value="489000" calcext:value-type="float">
            <text:p>4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eduction Of The Hip </text:p>
          </table:table-cell>
          <table:table-cell table:style-name="ce4" office:value-type="float" office:value="529000" calcext:value-type="float">
            <text:p>5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Open Biopsy </text:p>
          </table:table-cell>
          <table:table-cell table:style-name="ce4" office:value-type="float" office:value="469000" calcext:value-type="float">
            <text:p>46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rthroscopic Arthrolysis Post TkKR</text:p>
          </table:table-cell>
          <table:table-cell table:style-name="ce4" office:value-type="float" office:value="365000" calcext:value-type="float">
            <text:p>36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rthroscopic Meniscectomy <text:s/></text:p>
          </table:table-cell>
          <table:table-cell table:style-name="ce4" office:value-type="float" office:value="540000" calcext:value-type="float">
            <text:p>5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 Situ Pinning Of SUFE</text:p>
          </table:table-cell>
          <table:table-cell table:style-name="ce4" office:value-type="float" office:value="459000" calcext:value-type="float">
            <text:p>4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Transfer, Paediatric, 1 Tendon</text:p>
          </table:table-cell>
          <table:table-cell table:style-name="ce4" office:value-type="float" office:value="370000" calcext:value-type="float">
            <text:p>3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btalar Joint Arthrodesis </text:p>
          </table:table-cell>
          <table:table-cell table:style-name="ce4" office:value-type="float" office:value="383000" calcext:value-type="float">
            <text:p>3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Transfers And Lengthening </text:p>
          </table:table-cell>
          <table:table-cell table:style-name="ce4" office:value-type="float" office:value="600000" calcext:value-type="float">
            <text:p>6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lizarov Adjustment, General/Regional Anaesthesia </text:p>
          </table:table-cell>
          <table:table-cell table:style-name="ce4" office:value-type="float" office:value="275000" calcext:value-type="float">
            <text:p>2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8 Plate {Triple} </text:p>
          </table:table-cell>
          <table:table-cell table:style-name="ce4" office:value-type="float" office:value="350000" calcext:value-type="float">
            <text:p>3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8 Plate {Quadruple} </text:p>
          </table:table-cell>
          <table:table-cell table:style-name="ce4" office:value-type="float" office:value="400000" calcext:value-type="float">
            <text:p>4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mb Realignment Osteotomy</text:p>
          </table:table-cell>
          <table:table-cell table:style-name="ce4" office:value-type="float" office:value="460000" calcext:value-type="float">
            <text:p>4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otomy, Child, Upper Limb </text:p>
          </table:table-cell>
          <table:table-cell table:style-name="ce4" office:value-type="float" office:value="498000" calcext:value-type="float">
            <text:p>4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otomy, Child, Lower Limb </text:p>
          </table:table-cell>
          <table:table-cell table:style-name="ce4" office:value-type="float" office:value="498000" calcext:value-type="float">
            <text:p>4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otomy, Adult, Upper Limb </text:p>
          </table:table-cell>
          <table:table-cell table:style-name="ce4" office:value-type="float" office:value="498000" calcext:value-type="float">
            <text:p>4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otomy, Adult, Tibia </text:p>
          </table:table-cell>
          <table:table-cell table:style-name="ce4" office:value-type="float" office:value="498000" calcext:value-type="float">
            <text:p>49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Repair Ii </text:p>
          </table:table-cell>
          <table:table-cell table:style-name="ce4" office:value-type="float" office:value="368000" calcext:value-type="float">
            <text:p>3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Exploration </text:p>
          </table:table-cell>
          <table:table-cell table:style-name="ce4" office:value-type="float" office:value="368000" calcext:value-type="float">
            <text:p>3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Joint Washout (Open/Arthroscopic) </text:p>
          </table:table-cell>
          <table:table-cell table:style-name="ce4" office:value-type="float" office:value="500000" calcext:value-type="float">
            <text:p>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PIdural Steroid Injection </text:p>
          </table:table-cell>
          <table:table-cell table:style-name="ce4" office:value-type="float" office:value="120000" calcext:value-type="float">
            <text:p>1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cet Joint Injection </text:p>
          </table:table-cell>
          <table:table-cell table:style-name="ce4" office:value-type="float" office:value="148000" calcext:value-type="float">
            <text:p>14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Glenoid </text:p>
          </table:table-cell>
          <table:table-cell table:style-name="ce4" office:value-type="float" office:value="629000" calcext:value-type="float">
            <text:p>6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Shoulder Fracture Dislocation </text:p>
          </table:table-cell>
          <table:table-cell table:style-name="ce4" office:value-type="float" office:value="499000" calcext:value-type="float">
            <text:p>49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External Fixation </text:p>
          </table:table-cell>
          <table:table-cell table:style-name="ce4" office:value-type="float" office:value="589000" calcext:value-type="float">
            <text:p>5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Dhs Fracture Fixation </text:p>
          </table:table-cell>
          <table:table-cell table:style-name="ce4" office:value-type="float" office:value="508000" calcext:value-type="float">
            <text:p>5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nnulated Screw Hip Fixation </text:p>
          </table:table-cell>
          <table:table-cell table:style-name="ce4" office:value-type="float" office:value="388000" calcext:value-type="float">
            <text:p>3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Interlocked Nailing, Proximal Femoral </text:p>
          </table:table-cell>
          <table:table-cell table:style-name="ce4" office:value-type="float" office:value="670000" calcext:value-type="float">
            <text:p>67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Interlocked Nailing, Standard Femoral</text:p>
          </table:table-cell>
          <table:table-cell table:style-name="ce4" office:value-type="float" office:value="600000" calcext:value-type="float">
            <text:p>6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r And Interlocked Nailing, Retrograde Femoral</text:p>
          </table:table-cell>
          <table:table-cell table:style-name="ce4" office:value-type="float" office:value="560000" calcext:value-type="float">
            <text:p>5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Prox Femoral </text:p>
          </table:table-cell>
          <table:table-cell table:style-name="ce4" office:value-type="float" office:value="589000" calcext:value-type="float">
            <text:p>5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/Screw Fixation, Distal Femur </text:p>
          </table:table-cell>
          <table:table-cell table:style-name="ce4" office:value-type="float" office:value="540000" calcext:value-type="float">
            <text:p>5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Periprosthetic Fracture Tibia </text:p>
          </table:table-cell>
          <table:table-cell table:style-name="ce4" office:value-type="float" office:value="900000" calcext:value-type="float">
            <text:p>9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, Tibial Plateau, Bicond </text:p>
          </table:table-cell>
          <table:table-cell table:style-name="ce4" office:value-type="float" office:value="589000" calcext:value-type="float">
            <text:p>5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And Plate And Screw Fixation, Pilon Fracture </text:p>
          </table:table-cell>
          <table:table-cell table:style-name="ce4" office:value-type="float" office:value="540000" calcext:value-type="float">
            <text:p>5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Plate/Screw Fixation Malunited Ankle Fracture </text:p>
          </table:table-cell>
          <table:table-cell table:style-name="ce4" office:value-type="float" office:value="589000" calcext:value-type="float">
            <text:p>5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emiarthroplasty, Austin Moore </text:p>
          </table:table-cell>
          <table:table-cell table:style-name="ce4" office:value-type="float" office:value="949000" calcext:value-type="float">
            <text:p>94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emiarthroplasty, Bipolar </text:p>
          </table:table-cell>
          <table:table-cell table:style-name="ce4" office:value-type="float" office:value="1045000" calcext:value-type="float">
            <text:p>1,04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roximal Femoral Valgus Osteotomy </text:p>
          </table:table-cell>
          <table:table-cell table:style-name="ce4" office:value-type="float" office:value="760000" calcext:value-type="float">
            <text:p>7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rthroscopic Microfracture </text:p>
          </table:table-cell>
          <table:table-cell table:style-name="ce4" office:value-type="float" office:value="540000" calcext:value-type="float">
            <text:p>5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hondroplasty </text:p>
          </table:table-cell>
          <table:table-cell table:style-name="ce4" office:value-type="float" office:value="583000" calcext:value-type="float">
            <text:p>5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ynovectomy </text:p>
          </table:table-cell>
          <table:table-cell table:style-name="ce4" office:value-type="float" office:value="433000" calcext:value-type="float">
            <text:p>43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romioplasty (Subacromial Decompression) </text:p>
          </table:table-cell>
          <table:table-cell table:style-name="ce4" office:value-type="float" office:value="981000" calcext:value-type="float">
            <text:p>98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 Joint Resection </text:p>
          </table:table-cell>
          <table:table-cell table:style-name="ce4" office:value-type="float" office:value="820000" calcext:value-type="float">
            <text:p>8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lcific Deposit Removal </text:p>
          </table:table-cell>
          <table:table-cell table:style-name="ce4" office:value-type="float" office:value="433000" calcext:value-type="float">
            <text:p>43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iceps Tenodesis </text:p>
          </table:table-cell>
          <table:table-cell table:style-name="ce4" office:value-type="float" office:value="418000" calcext:value-type="float">
            <text:p>4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Subacromial Decompression </text:p>
          </table:table-cell>
          <table:table-cell table:style-name="ce4" office:value-type="float" office:value="739000" calcext:value-type="float">
            <text:p>7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eduction And Pinning Sufe </text:p>
          </table:table-cell>
          <table:table-cell table:style-name="ce4" office:value-type="float" office:value="579000" calcext:value-type="float">
            <text:p>5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eduction And Casting Ddh </text:p>
          </table:table-cell>
          <table:table-cell table:style-name="ce4" office:value-type="float" office:value="509000" calcext:value-type="float">
            <text:p>50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elvic/Femoral Osteotomy </text:p>
          </table:table-cell>
          <table:table-cell table:style-name="ce4" office:value-type="float" office:value="1599000" calcext:value-type="float">
            <text:p>1,59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kle Medial Ligament Repair </text:p>
          </table:table-cell>
          <table:table-cell table:style-name="ce4" office:value-type="float" office:value="500000" calcext:value-type="float">
            <text:p>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nkle Lateral Ligament Repair </text:p>
          </table:table-cell>
          <table:table-cell table:style-name="ce4" office:value-type="float" office:value="500000" calcext:value-type="float">
            <text:p>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idfoot Osteotomy And Fusion </text:p>
          </table:table-cell>
          <table:table-cell table:style-name="ce4" office:value-type="float" office:value="509000" calcext:value-type="float">
            <text:p>50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lcaneal Osteotomy, Paediatric </text:p>
          </table:table-cell>
          <table:table-cell table:style-name="ce4" office:value-type="float" office:value="453000" calcext:value-type="float">
            <text:p>45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lcaneal Osteotomy, Adult </text:p>
          </table:table-cell>
          <table:table-cell table:style-name="ce4" office:value-type="float" office:value="453000" calcext:value-type="float">
            <text:p>45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oot Procedure, Other, Complex </text:p>
          </table:table-cell>
          <table:table-cell table:style-name="ce4" office:value-type="float" office:value="589000" calcext:value-type="float">
            <text:p>5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rrective Osteotomy, Adult, Femur </text:p>
          </table:table-cell>
          <table:table-cell table:style-name="ce4" office:value-type="float" office:value="568000" calcext:value-type="float">
            <text:p>5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near Rail System Application, Basic. <text:s/></text:p>
          </table:table-cell>
          <table:table-cell table:style-name="ce4" office:value-type="float" office:value="610000" calcext:value-type="float">
            <text:p>6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near Rail System Application, With Lengthening </text:p>
          </table:table-cell>
          <table:table-cell table:style-name="ce4" office:value-type="float" office:value="720000" calcext:value-type="float">
            <text:p>7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Acromio-Clavicular Joint</text:p>
          </table:table-cell>
          <table:table-cell table:style-name="ce4" office:value-type="float" office:value="789000" calcext:value-type="float">
            <text:p>78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Periprosthetic Fracture Proximal Femur</text:p>
          </table:table-cell>
          <table:table-cell table:style-name="ce4" office:value-type="float" office:value="900000" calcext:value-type="float">
            <text:p>9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if Periprosthetic Fracture Distal Femur</text:p>
          </table:table-cell>
          <table:table-cell table:style-name="ce4" office:value-type="float" office:value="900000" calcext:value-type="float">
            <text:p>9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Primary, Simple</text:p>
          </table:table-cell>
          <table:table-cell table:style-name="ce4" office:value-type="float" office:value="1750000" calcext:value-type="float">
            <text:p>1,7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elvic Osteotomies</text:p>
          </table:table-cell>
          <table:table-cell table:style-name="ce4" office:value-type="float" office:value="1860000" calcext:value-type="float">
            <text:p>1,8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Arthrodesis</text:p>
          </table:table-cell>
          <table:table-cell table:style-name="ce4" office:value-type="float" office:value="779000" calcext:value-type="float">
            <text:p>7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Unicondylar Knee Replacement</text:p>
          </table:table-cell>
          <table:table-cell table:style-name="ce4" office:value-type="float" office:value="1166000" calcext:value-type="float">
            <text:p>1,166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Knee Replacement, Primary, Simple</text:p>
          </table:table-cell>
          <table:table-cell table:style-name="ce4" office:value-type="float" office:value="1700000" calcext:value-type="float">
            <text:p>1,7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L Reconstruction</text:p>
          </table:table-cell>
          <table:table-cell table:style-name="ce4" office:value-type="float" office:value="1610000" calcext:value-type="float">
            <text:p>1,6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atellar Stabilization</text:p>
          </table:table-cell>
          <table:table-cell table:style-name="ce4" office:value-type="float" office:value="849000" calcext:value-type="float">
            <text:p>84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 Joint Reconstruction</text:p>
          </table:table-cell>
          <table:table-cell table:style-name="ce4" office:value-type="float" office:value="1041000" calcext:value-type="float">
            <text:p>1,04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cr (Includes Sad, Nerve Block) - Simple</text:p>
          </table:table-cell>
          <table:table-cell table:style-name="ce4" office:value-type="float" office:value="1329000" calcext:value-type="float">
            <text:p>1,3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cr (Includes Sad, Nerve Block) - Large/Complex</text:p>
          </table:table-cell>
          <table:table-cell table:style-name="ce4" office:value-type="float" office:value="1329000" calcext:value-type="float">
            <text:p>1,3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stability, Simple (Bankarts Repair)</text:p>
          </table:table-cell>
          <table:table-cell table:style-name="ce4" office:value-type="float" office:value="1500000" calcext:value-type="float">
            <text:p>1,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Rotator Cuff Repair</text:p>
          </table:table-cell>
          <table:table-cell table:style-name="ce4" office:value-type="float" office:value="1259000" calcext:value-type="float">
            <text:p>1,2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Bankarts Repair</text:p>
          </table:table-cell>
          <table:table-cell table:style-name="ce4" office:value-type="float" office:value="1059000" calcext:value-type="float">
            <text:p>1,0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Primary, Complex I</text:p>
          </table:table-cell>
          <table:table-cell table:style-name="ce4" office:value-type="float" office:value="1950000" calcext:value-type="float">
            <text:p>1,9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Revision, 1St Of 2 Stage</text:p>
          </table:table-cell>
          <table:table-cell table:style-name="ce4" office:value-type="float" office:value="1327000" calcext:value-type="float">
            <text:p>1,32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Knee Replacement, Complex Primary I</text:p>
          </table:table-cell>
          <table:table-cell table:style-name="ce4" office:value-type="float" office:value="1800000" calcext:value-type="float">
            <text:p>1,8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Knee Replacement, Revision, 1St Of 2 Stage</text:p>
          </table:table-cell>
          <table:table-cell table:style-name="ce4" office:value-type="float" office:value="1427000" calcext:value-type="float">
            <text:p>1,42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emiarthroplasty, Standard</text:p>
          </table:table-cell>
          <table:table-cell table:style-name="ce4" office:value-type="float" office:value="1295000" calcext:value-type="float">
            <text:p>1,2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emiarthroplasty, Long Stem</text:p>
          </table:table-cell>
          <table:table-cell table:style-name="ce4" office:value-type="float" office:value="1399000" calcext:value-type="float">
            <text:p>1,39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steochondral Autograft Transfer System</text:p>
          </table:table-cell>
          <table:table-cell table:style-name="ce4" office:value-type="float" office:value="909000" calcext:value-type="float">
            <text:p>90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stability-Complex (180 Or More) - Includes Nerve Block</text:p>
          </table:table-cell>
          <table:table-cell table:style-name="ce4" office:value-type="float" office:value="1500000" calcext:value-type="float">
            <text:p>1,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stability + Slap (Includes Nerve Block)</text:p>
          </table:table-cell>
          <table:table-cell table:style-name="ce4" office:value-type="float" office:value="1500000" calcext:value-type="float">
            <text:p>1,5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rve Root Decompression</text:p>
          </table:table-cell>
          <table:table-cell table:style-name="ce4" office:value-type="float" office:value="1279000" calcext:value-type="float">
            <text:p>1,2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cl Reconstruction</text:p>
          </table:table-cell>
          <table:table-cell table:style-name="ce4" office:value-type="float" office:value="1860000" calcext:value-type="float">
            <text:p>1,86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Revision, Single Stage</text:p>
          </table:table-cell>
          <table:table-cell table:style-name="ce4" office:value-type="float" office:value="2769343" calcext:value-type="float">
            <text:p>2,769,343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Revision, 2Nd Of 2 Stage</text:p>
          </table:table-cell>
          <table:table-cell table:style-name="ce4" office:value-type="float" office:value="2769343" calcext:value-type="float">
            <text:p>2,769,343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Knee Replacement, Revision, 2Nd Of 2 Stage</text:p>
          </table:table-cell>
          <table:table-cell table:style-name="ce4" office:value-type="float" office:value="3227000" calcext:value-type="float">
            <text:p>3,22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L/PCL Reconstruction</text:p>
          </table:table-cell>
          <table:table-cell table:style-name="ce4" office:value-type="float" office:value="1751000" calcext:value-type="float">
            <text:p>1,7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L/PCL/PLC Reconstruction</text:p>
          </table:table-cell>
          <table:table-cell table:style-name="ce4" office:value-type="float" office:value="1801000" calcext:value-type="float">
            <text:p>1,80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L/PCL/PLC/MCL Reconstruction</text:p>
          </table:table-cell>
          <table:table-cell table:style-name="ce4" office:value-type="float" office:value="1851000" calcext:value-type="float">
            <text:p>1,8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CL/PCL/PLC/MCL/LCL Reconstruction</text:p>
          </table:table-cell>
          <table:table-cell table:style-name="ce4" office:value-type="float" office:value="1951000" calcext:value-type="float">
            <text:p>1,95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Revision, Custom Implants</text:p>
          </table:table-cell>
          <table:table-cell table:style-name="ce4" office:value-type="float" office:value="5477000" calcext:value-type="float">
            <text:p>5,477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KR With Limb Segment Replacement</text:p>
          </table:table-cell>
          <table:table-cell table:style-name="ce4" office:value-type="float" office:value="5000000" calcext:value-type="float">
            <text:p>5,0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Interlocked Nailing, Proximal Femur</text:p>
          </table:table-cell>
          <table:table-cell table:style-name="ce4" office:value-type="float" office:value="710000" calcext:value-type="float">
            <text:p>7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 &amp; Interlocked Nailing, Standard Femur</text:p>
          </table:table-cell>
          <table:table-cell table:style-name="ce4" office:value-type="float" office:value="710000" calcext:value-type="float">
            <text:p>7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Hip Replacement, Primary, Complex Ii</text:p>
          </table:table-cell>
          <table:table-cell table:style-name="ce4" office:value-type="float" office:value="2100000" calcext:value-type="float">
            <text:p>2,1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tal Knee Replacement, Complex Primary Ii</text:p>
          </table:table-cell>
          <table:table-cell table:style-name="ce4" office:value-type="float" office:value="2000000" calcext:value-type="float">
            <text:p>2,00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rthrolysis + Mua (Incl Nerve Block)</text:p>
          </table:table-cell>
          <table:table-cell table:style-name="ce4" office:value-type="float" office:value="555000" calcext:value-type="float">
            <text:p>55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psular Release</text:p>
          </table:table-cell>
          <table:table-cell table:style-name="ce4" office:value-type="float" office:value="195000" calcext:value-type="float">
            <text:p>19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Wrist Arthroscopy</text:p>
          </table:table-cell>
          <table:table-cell table:style-name="ce4" office:value-type="float" office:value="505000" calcext:value-type="float">
            <text:p>50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ip Neck Corrective Osteotomy</text:p>
          </table:table-cell>
          <table:table-cell table:style-name="ce4" office:value-type="float" office:value="729000" calcext:value-type="float">
            <text:p>7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riple Fusion</text:p>
          </table:table-cell>
          <table:table-cell table:style-name="ce4" office:value-type="float" office:value="511000" calcext:value-type="float">
            <text:p>511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hange Plate &amp; Screw To Nail Femur</text:p>
          </table:table-cell>
          <table:table-cell table:style-name="ce4" office:value-type="float" office:value="840000" calcext:value-type="float">
            <text:p>84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xchange Plate &amp; Screw To Nail Tibia</text:p>
          </table:table-cell>
          <table:table-cell table:style-name="ce4" office:value-type="float" office:value="630000" calcext:value-type="float">
            <text:p>6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Femoral Interlocking Nail </text:p>
          </table:table-cell>
          <table:table-cell table:style-name="ce4" office:value-type="float" office:value="320000" calcext:value-type="float">
            <text:p>32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Humeral Interlocking Nail</text:p>
          </table:table-cell>
          <table:table-cell table:style-name="ce4" office:value-type="float" office:value="275000" calcext:value-type="float">
            <text:p>2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moval Of Tibial Interlocking Nail</text:p>
          </table:table-cell>
          <table:table-cell table:style-name="ce4" office:value-type="float" office:value="275000" calcext:value-type="float">
            <text:p>275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vision Orif Humerus Single Stage</text:p>
          </table:table-cell>
          <table:table-cell table:style-name="ce4" office:value-type="float" office:value="630000" calcext:value-type="float">
            <text:p>6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Transfer, Paediatric, 2 Or More Tendon</text:p>
          </table:table-cell>
          <table:table-cell table:style-name="ce4" office:value-type="float" office:value="550000" calcext:value-type="float">
            <text:p>55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posuction I</text:p>
          </table:table-cell>
          <table:table-cell table:style-name="ce4" office:value-type="float" office:value="258000" calcext:value-type="float">
            <text:p>25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ntracture Release I</text:p>
          </table:table-cell>
          <table:table-cell table:style-name="ce4" office:value-type="float" office:value="288000" calcext:value-type="float">
            <text:p>2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plit Skin Grafting I</text:p>
          </table:table-cell>
          <table:table-cell table:style-name="ce4" office:value-type="float" office:value="303000" calcext:value-type="float">
            <text:p>30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yndactyly Separation</text:p>
          </table:table-cell>
          <table:table-cell table:style-name="ce4" office:value-type="float" office:value="263000" calcext:value-type="float">
            <text:p>2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Keloid Excision I</text:p>
          </table:table-cell>
          <table:table-cell table:style-name="ce4" office:value-type="float" office:value="263000" calcext:value-type="float">
            <text:p>2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ar Lobe Repair</text:p>
          </table:table-cell>
          <table:table-cell table:style-name="ce4" office:value-type="float" office:value="303000" calcext:value-type="float">
            <text:p>30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plit Skin Grafting Ii</text:p>
          </table:table-cell>
          <table:table-cell table:style-name="ce4" office:value-type="float" office:value="383000" calcext:value-type="float">
            <text:p>3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Keloid Excision Ii </text:p>
          </table:table-cell>
          <table:table-cell table:style-name="ce4" office:value-type="float" office:value="363000" calcext:value-type="float">
            <text:p>3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toplasty </text:p>
          </table:table-cell>
          <table:table-cell table:style-name="ce4" office:value-type="float" office:value="408000" calcext:value-type="float">
            <text:p>4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hinoplasty </text:p>
          </table:table-cell>
          <table:table-cell table:style-name="ce4" office:value-type="float" office:value="408000" calcext:value-type="float">
            <text:p>4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ontracture Release Ii </text:p>
          </table:table-cell>
          <table:table-cell table:style-name="ce4" office:value-type="float" office:value="363000" calcext:value-type="float">
            <text:p>3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ocal Flap I </text:p>
          </table:table-cell>
          <table:table-cell table:style-name="ce4" office:value-type="float" office:value="404000" calcext:value-type="float">
            <text:p>40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plit Skin Grafting Iii </text:p>
          </table:table-cell>
          <table:table-cell table:style-name="ce4" office:value-type="float" office:value="478000" calcext:value-type="float">
            <text:p>47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posuction Ii </text:p>
          </table:table-cell>
          <table:table-cell table:style-name="ce4" office:value-type="float" office:value="433000" calcext:value-type="float">
            <text:p>43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posuction Iii</text:p>
          </table:table-cell>
          <table:table-cell table:style-name="ce4" office:value-type="float" office:value="568000" calcext:value-type="float">
            <text:p>56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posuction Iv</text:p>
          </table:table-cell>
          <table:table-cell table:style-name="ce4" office:value-type="float" office:value="729000" calcext:value-type="float">
            <text:p>7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t Injection I</text:p>
          </table:table-cell>
          <table:table-cell table:style-name="ce4" office:value-type="float" office:value="428000" calcext:value-type="float">
            <text:p>42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t Injection Ii</text:p>
          </table:table-cell>
          <table:table-cell table:style-name="ce4" office:value-type="float" office:value="438000" calcext:value-type="float">
            <text:p>4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at Injection Iii</text:p>
          </table:table-cell>
          <table:table-cell table:style-name="ce4" office:value-type="float" office:value="513000" calcext:value-type="float">
            <text:p>51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car Revision</text:p>
          </table:table-cell>
          <table:table-cell table:style-name="ce4" office:value-type="float" office:value="403000" calcext:value-type="float">
            <text:p>40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car Revision Ii</text:p>
          </table:table-cell>
          <table:table-cell table:style-name="ce4" office:value-type="float" office:value="508000" calcext:value-type="float">
            <text:p>50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endon Repair</text:p>
          </table:table-cell>
          <table:table-cell table:style-name="ce4" office:value-type="float" office:value="463000" calcext:value-type="float">
            <text:p>46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Keloid Excision Iii</text:p>
          </table:table-cell>
          <table:table-cell table:style-name="ce4" office:value-type="float" office:value="518000" calcext:value-type="float">
            <text:p>5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stant Flap I</text:p>
          </table:table-cell>
          <table:table-cell table:style-name="ce4" office:value-type="float" office:value="423000" calcext:value-type="float">
            <text:p>4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stant Flap Ii</text:p>
          </table:table-cell>
          <table:table-cell table:style-name="ce4" office:value-type="float" office:value="594000" calcext:value-type="float">
            <text:p>59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bdominoplasty</text:p>
          </table:table-cell>
          <table:table-cell table:style-name="ce4" office:value-type="float" office:value="1476500" calcext:value-type="float">
            <text:p>1,476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ocal Flap Ii</text:p>
          </table:table-cell>
          <table:table-cell table:style-name="ce4" office:value-type="float" office:value="479000" calcext:value-type="float">
            <text:p>4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pronectomy</text:p>
          </table:table-cell>
          <table:table-cell table:style-name="ce4" office:value-type="float" office:value="1059000" calcext:value-type="float">
            <text:p>1,0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Lipoabdominoplasty</text:p>
          </table:table-cell>
          <table:table-cell table:style-name="ce4" office:value-type="float" office:value="1330000" calcext:value-type="float">
            <text:p>1,33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ephrectomy</text:p>
          </table:table-cell>
          <table:table-cell table:style-name="ce4" office:value-type="float" office:value="1119000" calcext:value-type="float">
            <text:p>1,1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chidectomy</text:p>
          </table:table-cell>
          <table:table-cell table:style-name="ce4" office:value-type="float" office:value="318000" calcext:value-type="float">
            <text:p>3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rchidopexy</text:p>
          </table:table-cell>
          <table:table-cell table:style-name="ce4" office:value-type="float" office:value="323000" calcext:value-type="float">
            <text:p>3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Prostatic Biopsy </text:p>
          </table:table-cell>
          <table:table-cell table:style-name="ce4" office:value-type="float" office:value="210000" calcext:value-type="float">
            <text:p>210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Suprapubic Cystostomy</text:p>
          </table:table-cell>
          <table:table-cell table:style-name="ce4" office:value-type="float" office:value="338000" calcext:value-type="float">
            <text:p>3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URP</text:p>
          </table:table-cell>
          <table:table-cell table:style-name="ce4" office:value-type="float" office:value="1436500" calcext:value-type="float">
            <text:p>1,436,5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alysis Line Insertion;Non-Tunnelled</text:p>
          </table:table-cell>
          <table:table-cell table:style-name="ce4" office:value-type="float" office:value="223000" calcext:value-type="float">
            <text:p>22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otox Injections Both Axillae</text:p>
          </table:table-cell>
          <table:table-cell table:style-name="ce4" office:value-type="float" office:value="278000" calcext:value-type="float">
            <text:p>27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ialysis Line Insertion;Tunnelled</text:p>
          </table:table-cell>
          <table:table-cell table:style-name="ce4" office:value-type="float" office:value="238000" calcext:value-type="float">
            <text:p>23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-V Fistula For Dialysis</text:p>
          </table:table-cell>
          <table:table-cell table:style-name="ce4" office:value-type="float" office:value="218000" calcext:value-type="float">
            <text:p>21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vulsions {Vericose Veins}</text:p>
          </table:table-cell>
          <table:table-cell table:style-name="ce4" office:value-type="float" office:value="388000" calcext:value-type="float">
            <text:p>388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aricose Veins High Tie, Stripp &amp; Avulsions, Both Legs</text:p>
          </table:table-cell>
          <table:table-cell table:style-name="ce4" office:value-type="float" office:value="669000" calcext:value-type="float">
            <text:p>66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ndovenous Ablation Key-Hole, Two Legs</text:p>
          </table:table-cell>
          <table:table-cell table:style-name="ce4" office:value-type="float" office:value="839000" calcext:value-type="float">
            <text:p>83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Major Vascular Trauma Repair</text:p>
          </table:table-cell>
          <table:table-cell table:style-name="ce4" office:value-type="float" office:value="979000" calcext:value-type="float">
            <text:p>9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ndoscopic Procedures</text:p>
          </table:table-cell>
          <table:table-cell table:style-name="ce4" office:value-type="float" office:value="919000" calcext:value-type="float">
            <text:p>91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Procedures</text:p>
          </table:table-cell>
          <table:table-cell table:style-name="ce4" office:value-type="float" office:value="959000" calcext:value-type="float">
            <text:p>95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mbolectomies</text:p>
          </table:table-cell>
          <table:table-cell table:style-name="ce4" office:value-type="float" office:value="1704000" calcext:value-type="float">
            <text:p>1,70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pen Aneurysm Repair</text:p>
          </table:table-cell>
          <table:table-cell table:style-name="ce4" office:value-type="float" office:value="1229000" calcext:value-type="float">
            <text:p>1,2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Insertion Of Central Venous Line</text:p>
          </table:table-cell>
          <table:table-cell table:style-name="ce4" office:value-type="float" office:value="183000" calcext:value-type="float">
            <text:p>183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Carotid Endarterectomy</text:p>
          </table:table-cell>
          <table:table-cell table:style-name="ce4" office:value-type="float" office:value="1479000" calcext:value-type="float">
            <text:p>1,4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em-Pop Bypass With Vein Graft</text:p>
          </table:table-cell>
          <table:table-cell table:style-name="ce4" office:value-type="float" office:value="1579000" calcext:value-type="float">
            <text:p>1,57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empop Bypass With Synthetic Graft</text:p>
          </table:table-cell>
          <table:table-cell table:style-name="ce4" office:value-type="float" office:value="1629000" calcext:value-type="float">
            <text:p>1,629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Varicose Veins High Tie, Stripp And Avulsions</text:p>
          </table:table-cell>
          <table:table-cell table:style-name="ce4" office:value-type="float" office:value="524000" calcext:value-type="float">
            <text:p>524,000.00 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Endovenous Ablation Key-Hole, One Leg</text:p>
          </table:table-cell>
          <table:table-cell table:style-name="ce4" office:value-type="float" office:value="699000" calcext:value-type="float">
            <text:p>699,000.00 </text:p>
          </table:table-cell>
          <table:table-cell table:number-columns-repeated="1021"/>
        </table:table-row>
        <table:table-row table:style-name="ro1" table:number-rows-repeated="10480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5"/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8:09:56.21815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G" style:display-name="PageStyle_DR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we Odukwe</meta:initial-creator>
    <meta:creation-date>2017-12-15T11:04:38</meta:creation-date>
    <dc:date>2017-12-18T18:10:23.984197816</dc:date>
    <meta:generator>LibreOffice/5.1.6.2$Linux_X86_64 LibreOffice_project/10m0$Build-2</meta:generator>
    <meta:editing-duration>PT27S</meta:editing-duration>
    <meta:editing-cycles>1</meta:editing-cycles>
    <meta:document-statistic meta:table-count="1" meta:cell-count="14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